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a3c" officeooo:paragraph-rsid="00047a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7:19:51.104914235</meta:creation-date>
    <dc:date>2024-10-31T17:20:12.488849181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